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213e" officeooo:paragraph-rsid="001f213e"/>
    </style:style>
    <style:style style:name="P2" style:family="paragraph" style:parent-style-name="Standard">
      <style:text-properties officeooo:paragraph-rsid="0021859d"/>
    </style:style>
    <style:style style:name="P3" style:family="paragraph" style:parent-style-name="Standard">
      <style:text-properties officeooo:rsid="001f213e" officeooo:paragraph-rsid="001f213e"/>
    </style:style>
    <style:style style:name="T1" style:family="text">
      <style:text-properties officeooo:rsid="001f213e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size-asian="10.5pt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font-name="Liberation Serif1" officeooo:rsid="0021859d"/>
    </style:style>
    <style:style style:name="T6" style:family="text">
      <style:text-properties style:font-name="Liberation Serif1" officeooo:rsid="00235032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3503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859d" style:font-weight-asian="bold" style:font-weight-complex="bold"/>
    </style:style>
    <style:style style:name="T11" style:family="text">
      <style:text-properties fo:font-weight="bold" officeooo:rsid="00235032" style:font-weight-asian="bold" style:font-weight-complex="bold"/>
    </style:style>
    <style:style style:name="T12" style:family="text">
      <style:text-properties fo:font-weight="bold" officeooo:rsid="00249634" style:font-weight-asian="bold" style:font-weight-complex="bold"/>
    </style:style>
    <style:style style:name="T13" style:family="text">
      <style:text-properties officeooo:rsid="001f8c5d"/>
    </style:style>
    <style:style style:name="T14" style:family="text">
      <style:text-properties officeooo:rsid="0021859d"/>
    </style:style>
    <style:style style:name="T1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6" style:family="text">
      <style:text-properties style:font-name="Liberation Mono" fo:font-size="11pt" fo:font-style="normal" fo:font-weight="normal" officeooo:rsid="00265f17" style:font-size-asian="11pt" style:font-style-asian="normal" style:font-weight-asian="normal"/>
    </style:style>
    <style:style style:name="T17" style:family="text">
      <style:text-properties style:font-name="Liberation Mono" fo:font-size="11pt" fo:font-style="normal" fo:font-weight="bold" style:font-size-asian="11pt" style:font-style-asian="normal" style:font-weight-asian="bold" style:font-weight-complex="bold"/>
    </style:style>
    <style:style style:name="T18" style:family="text">
      <style:text-properties officeooo:rsid="00235032"/>
    </style:style>
    <style:style style:name="T19" style:family="text">
      <style:text-properties officeooo:rsid="00249634"/>
    </style:style>
    <style:style style:name="T20" style:family="text">
      <style:text-properties officeooo:rsid="00265f17"/>
    </style:style>
    <style:style style:name="T21" style:family="text">
      <style:text-properties style:font-name="Liberation Serif1" officeooo:rsid="00235032"/>
    </style:style>
    <style:style style:name="T22" style:family="text">
      <style:text-properties style:text-position="super 58%" officeooo:rsid="00235032" style:font-size-asian="10.5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ng å inkludere i rapporten.</text:p>
      <text:p text:style-name="P1">Generell bakgrunn: </text:p>
      <text:p text:style-name="P1"><text:tab/><text:span text:style-name="T9">Analytisk signal</text:span>: Lag den imaginære komponenten med Hilbert transform: p<text:span text:style-name="T3">M</text:span>(t) er målt signal, da er p(t) =<draw:frame draw:style-name="fr1" draw:name="Object1" text:anchor-type="as-char" svg:width="2.678cm" svg:height="0.542cm" draw:z-index="0"><draw:object xlink:href="./Object 1" xlink:type="simple" xlink:show="embed" xlink:actuate="onLoad"/><draw:image xlink:href="./ObjectReplacements/Object 1" xlink:type="simple" xlink:show="embed" xlink:actuate="onLoad"/></draw:frame>, hvor hatten betyr Hilbert transform.</text:p>
      <text:p text:style-name="P1"/>
      <text:p text:style-name="P1"><text:tab/><text:span text:style-name="T9">Potensiell energitetthet:</text:span> E<text:span text:style-name="T2">p</text:span>(t) ved utvalgt frekvens, f, er<text:tab/><text:tab/><text:tab/><text:tab/><text:tab/><text:tab/></text:p>
      <text:p text:style-name="P1"><text:tab/><text:tab/><draw:frame draw:style-name="fr1" draw:name="Object2" text:anchor-type="as-char" svg:width="4.013cm" svg:height="0.998cm" draw:z-index="1"><draw:object xlink:href="./Object 2" xlink:type="simple" xlink:show="embed" xlink:actuate="onLoad"/><draw:image xlink:href="./ObjectReplacements/Object 2" xlink:type="simple" xlink:show="embed" xlink:actuate="onLoad"/></draw:frame>Faktoren 1/4 skyldes Hilbert transformen</text:p>
      <text:p text:style-name="P1"><text:tab/><text:span text:style-name="T9">Kinetisk energitetthe</text:span>t er tilsvarende:</text:p>
      <text:p text:style-name="P1"><text:tab/><text:tab/><draw:frame draw:style-name="fr1" draw:name="Object3" text:anchor-type="as-char" svg:width="3.117cm" svg:height="1.00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. Her kan det være nyttig å dekomponere hastigheten, f.eks. i kartesisk koordinatsystem, <draw:frame draw:style-name="fr1" draw:name="Object4" text:anchor-type="as-char" svg:width="3.962cm" svg:height="0.542cm" draw:z-index="3"><draw:object xlink:href="./Object 4" xlink:type="simple" xlink:show="embed" xlink:actuate="onLoad"/><draw:image xlink:href="./ObjectReplacements/Object 4" xlink:type="simple" xlink:show="embed" xlink:actuate="onLoad"/></draw:frame>Når signalet er båndfiltrert kan man finne hastighetskomponentene fra akselerasjonskanalene, etter å ha dannet analytiske signaler med Hilbert transform, ved å dividere me -i2pif. Den kinetiske energitettheten blir da</text:p>
      <text:p text:style-name="P1"><text:tab/><text:tab/><draw:frame draw:style-name="fr1" draw:name="Object5" text:anchor-type="as-char" svg:width="6.581cm" svg:height="1.00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><text:tab/><text:span text:style-name="T12">Instantan intensitet </text:span><text:span text:style-name="T19">defineres som en vektor som er produktet av trykket og hastigheten:</text:span></text:p>
      <text:p text:style-name="P1"><text:tab/><text:tab/><draw:frame draw:style-name="fr2" draw:name="Object9" text:anchor-type="as-char" svg:width="2.439cm" svg:height="0.506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5">Her er p og </text:span><text:span text:style-name="T17">v </text:span><text:span text:style-name="T15">realverdien av størrelsene (</text:span><text:span text:style-name="T16">dvs.</text:span><text:span text:style-name="T15">de </text:span>målte verdiene), og<text:span text:style-name="T9"> I</text:span> representerer den aktive intensiteten <text:span text:style-name="T14">(den som transporterer energien).</text:span></text:p>
      <text:p text:style-name="P2"><text:span text:style-name="T1"><text:tab/></text:span><text:span text:style-name="T10">Intensiteten </text:span><text:span text:style-name="T14">defineres som en vektor som er tidsmidlet av den instantane intensiteten:</text:span></text:p>
      <text:p text:style-name="P1"><text:tab/><text:tab/><draw:frame draw:style-name="fr1" draw:name="Object7" text:anchor-type="as-char" svg:width="2.436cm" svg:height="0.563cm" draw:z-index="6"><draw:object xlink:href="./Object 7" xlink:type="simple" xlink:show="embed" xlink:actuate="onLoad"/><draw:image xlink:href="./ObjectReplacements/Object 7" xlink:type="simple" xlink:show="embed" xlink:actuate="onLoad"/></draw:frame> <text:span text:style-name="T20">Ofte betraktes intensiteten som en skalar størrelse. Den representerer da effekt per flateenhet som står normalt på forplantningsretningen.</text:span></text:p>
      <text:p text:style-name="P1"><text:tab/><text:span text:style-name="T9">Kompleks intensitet, I</text:span><text:span text:style-name="T4">c</text:span> , kan defineres som </text:p>
      <text:p text:style-name="P1"><text:tab/><text:tab/><draw:frame draw:style-name="fr1" draw:name="Object6" text:anchor-type="as-char" svg:width="2.071cm" svg:height="0.998cm" draw:z-index="5"><draw:object xlink:href="./Object 6" xlink:type="simple" xlink:show="embed" xlink:actuate="onLoad"/><draw:image xlink:href="./ObjectReplacements/Object 6" xlink:type="simple" xlink:show="embed" xlink:actuate="onLoad"/></draw:frame>where <text:s/><text:span text:style-name="T5">¤</text:span><text:span text:style-name="T7"> </text:span>denotes complex conjugate. <text:s/><text:span text:style-name="T9">I</text:span><text:span text:style-name="T4">c,</text:span> kan dekomponeres ved å bruke komponentene av hastigheten. Realdelen av <text:span text:style-name="T9">I</text:span><text:span text:style-name="T4">c</text:span> gir den aktive intensiteten (den som er vnlig). Imaginærkomponenten gir den reaktive intensiteten, <text:span text:style-name="T13">som ikke representerer forplantende intensitet, men vibrasjoner som opptrer lokalt. Tidsmiddelverdien av den reaktive intensiteten (sett bort fra demping) blir 0.</text:span></text:p>
      <text:p text:style-name="P1"><text:tab/><text:tab/><text:span text:style-name="T11">Circularity</text:span><text:span text:style-name="T18">. Fase- og amplitudeforskjell i orthogonale komponenter av partikkelhastigheten bestemmer banen til væskepartiklene. F.eks. hvis horisontal og vertikal hastighet har samme amplitude og er 90 </text:span><text:span text:style-name="T22">o</text:span><text:span text:style-name="T18"> ute av fase blir banen en perfekt sirkel. Hvis hastighetene er i fase representerer banen en rett linje. Dette er de to ekstreme tilfellene. Mellom disse blir banen elliptisk. Circularity varierer mellom </text:span><text:span text:style-name="T6">±</text:span><text:span text:style-name="T18">1 (sirkulær – fortegnet viser retningen) og 0 (rett linje). Generellt er circularity, </text:span><text:span text:style-name="T6">θ</text:span><text:span text:style-name="T8">, en vektor hvor x, y og z komponenten beskriver banen projisert inn på y-z, x-z eller x-y planene hhv.. Den kan beregnes som normalisert vektorprodukt av den komplekse partikkelastigheten:</text:span></text:p>
      <text:p text:style-name="P1"><text:span text:style-name="T8"><text:tab/><text:tab/></text:span><text:span text:style-name="T8"><draw:frame draw:style-name="fr1" draw:name="Object8" text:anchor-type="as-char" svg:width="2.977cm" svg:height="1.122cm" draw:z-index="7"><draw:object xlink:href="./Object 8" xlink:type="simple" xlink:show="embed" xlink:actuate="onLoad"/><draw:image xlink:href="./ObjectReplacements/Object 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H </meta:initial-creator>
    <meta:creation-date>2019-04-29T13:04:32.387584985</meta:creation-date>
    <dc:date>2019-05-06T15:10:08.996961830</dc:date>
    <dc:creator>HH </dc:creator>
    <meta:editing-duration>PT24M42S</meta:editing-duration>
    <meta:editing-cycles>2</meta:editing-cycles>
    <meta:generator>LibreOffice/4.2.8.2$Linux_X86_64 LibreOffice_project/420m0$Build-2</meta:generator>
    <meta:document-statistic meta:table-count="0" meta:image-count="0" meta:object-count="9" meta:page-count="1" meta:paragraph-count="16" meta:word-count="310" meta:character-count="2223" meta:non-whitespace-character-count="1893"/>
  </office:meta>
</office:document-meta>
</file>

<file path=Object 1/content.xml><?xml version="1.0" encoding="utf-8"?>
<math xmlns="http://www.w3.org/1998/Math/MathML" display="block">
  <semantics>
    <mrow>
      <msub>
        <mi>p</mi>
        <mi>M</mi>
      </msub>
      <mrow>
        <mrow>
          <mo fence="true" stretchy="false">(</mo>
          <mrow>
            <mi>t</mi>
          </mrow>
          <mo fence="true" stretchy="false">)</mo>
        </mrow>
        <mo stretchy="false">+</mo>
        <mi>i</mi>
      </mrow>
      <mover accent="true">
        <msub>
          <mi>p</mi>
          <mi>M</mi>
        </msub>
        <mo stretchy="false">^</mo>
      </mover>
      <mrow>
        <mo fence="true" stretchy="false">(</mo>
        <mrow>
          <mi>t</mi>
        </mrow>
        <mo fence="true" stretchy="false">)</mo>
      </mrow>
    </mrow>
    <annotation encoding="StarMath 5.0">{ p sub{M} }( t) +i hat{ p sub{M} }( t)</annotation>
  </semantics>
</math>
</file>

<file path=Object 2/content.xml><?xml version="1.0" encoding="utf-8"?>
<math xmlns="http://www.w3.org/1998/Math/MathML" display="block">
  <semantics>
    <mrow>
      <msub>
        <mi>E</mi>
        <mi>p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4</mn>
        </mfrac>
      </mrow>
      <mrow>
        <msup>
          <mrow>
            <mo fence="true" stretchy="false">|</mo>
            <mrow>
              <mrow>
                <mi>p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/</mo>
        <mrow>
          <mo fence="true" stretchy="false">(</mo>
          <mrow>
            <mrow>
              <mi mathvariant="normal">ρ</mi>
              <msup>
                <mi>c</mi>
                <mn>2</mn>
              </msup>
            </mrow>
          </mrow>
          <mo fence="true" stretchy="false">)</mo>
        </mrow>
      </mrow>
    </mrow>
    <annotation encoding="StarMath 5.0">E sub{ p}( t )= {1} over {4} lline p (t) rline ^{2} /({%rho} c^2 )</annotation>
  </semantics>
</math>
</file>

<file path=Object 3/content.xml><?xml version="1.0" encoding="utf-8"?>
<math xmlns="http://www.w3.org/1998/Math/MathML" display="block">
  <semantics>
    <mrow>
      <msub>
        <mi>E</mi>
        <mi>k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4</mn>
        </mfrac>
      </mrow>
      <mi mathvariant="normal">ρ</mi>
      <msup>
        <mrow>
          <mo fence="true" stretchy="false">|</mo>
          <mrow>
            <mrow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E sub{ k}( t )= {1} over {4} %rho lline v (t) rline ^{2} </annotation>
  </semantics>
</math>
</file>

<file path=Object 4/content.xml><?xml version="1.0" encoding="utf-8"?>
<math xmlns="http://www.w3.org/1998/Math/MathML" display="block">
  <semantics>
    <mrow>
      <mstyle mathvariant="bold">
        <mi>v</mi>
      </mstyle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x</mi>
        </msub>
      </mrow>
      <mrow>
        <mover accent="true">
          <mstyle mathvariant="bold">
            <mi>x</mi>
          </mstyle>
          <mo stretchy="false">^</mo>
        </mover>
        <mo stretchy="false">+</mo>
        <msub>
          <mi>v</mi>
          <mi>y</mi>
        </msub>
      </mrow>
      <mrow>
        <mover accent="true">
          <mstyle mathvariant="bold">
            <mi>y</mi>
          </mstyle>
          <mo stretchy="false">^</mo>
        </mover>
        <mo stretchy="false">+</mo>
        <msub>
          <mi>v</mi>
          <mi>z</mi>
        </msub>
      </mrow>
      <mover accent="true">
        <mstyle mathvariant="bold">
          <mi>z</mi>
        </mstyle>
        <mo stretchy="false">^</mo>
      </mover>
      <mi>.</mi>
    </mrow>
    <annotation encoding="StarMath 5.0">bold{v}( t)=v sub{x}hat{bold{ x }}+v sub{y}hat{bold{ y }}+v sub{z}hat{bold{ z }}.</annotation>
  </semantics>
</math>
</file>

<file path=Object 5/content.xml><?xml version="1.0" encoding="utf-8"?>
<math xmlns="http://www.w3.org/1998/Math/MathML" display="block">
  <semantics>
    <mrow>
      <msub>
        <mi>E</mi>
        <mi>k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4</mn>
        </mfrac>
      </mrow>
      <mi mathvariant="normal">ρ</mi>
      <mrow>
        <mo fence="true" stretchy="false">(</mo>
        <mrow>
          <mrow>
            <msup>
              <mrow>
                <mo fence="true" stretchy="false">|</mo>
                <mrow>
                  <mrow>
                    <msub>
                      <mi>v</mi>
                      <mi>x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  <mo stretchy="false">+</mo>
            <msup>
              <mrow>
                <mo fence="true" stretchy="false">|</mo>
                <mrow>
                  <mrow>
                    <msub>
                      <mi>v</mi>
                      <mi>y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  <mo stretchy="false">+</mo>
            <msup>
              <mrow>
                <mo fence="true" stretchy="false">|</mo>
                <mrow>
                  <mrow>
                    <msub>
                      <mi>v</mi>
                      <mi>z</mi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</mrow>
        </mrow>
        <mo fence="true" stretchy="false">)</mo>
      </mrow>
      <mi>.</mi>
    </mrow>
    <annotation encoding="StarMath 5.0">E sub{ k}( t )= {1} over {4} %rho (lline v sub{x} (t) rline ^{2} + lline v sub{y} (t) rline ^{2}+lline v sub{z} (t) rline ^{2}).</annotation>
  </semantics>
</math>
</file>

<file path=Object 6/content.xml><?xml version="1.0" encoding="utf-8"?>
<math xmlns="http://www.w3.org/1998/Math/MathML" display="block">
  <semantics>
    <mrow>
      <mrow>
        <mstyle mathvariant="bold">
          <msub>
            <mi>I</mi>
            <mi>c</mi>
          </msub>
        </mstyle>
        <mo stretchy="false">=</mo>
        <mfrac>
          <mn>1</mn>
          <mn>2</mn>
        </mfrac>
      </mrow>
      <mi>p</mi>
      <mstyle mathvariant="bold">
        <msup>
          <mi>v</mi>
          <mi>¤</mi>
        </msup>
      </mstyle>
      <mi>,</mi>
    </mrow>
    <annotation encoding="StarMath 5.0">bold{ I}sub{c}= {1} over {2} p bold{v}^{ ¤ },  </annotation>
  </semantics>
</math>
</file>

<file path=Object 7/content.xml><?xml version="1.0" encoding="utf-8"?>
<math xmlns="http://www.w3.org/1998/Math/MathML" display="block">
  <semantics>
    <mrow>
      <mrow>
        <mstyle mathvariant="bold">
          <mi>I</mi>
        </mstyle>
        <mo stretchy="false">=</mo>
        <mover accent="true">
          <mrow>
            <mi>p</mi>
            <mrow>
              <mo fence="true" stretchy="false">(</mo>
              <mrow>
                <mi>t</mi>
              </mrow>
              <mo fence="true" stretchy="false">)</mo>
            </mrow>
            <mstyle mathvariant="bold">
              <mi>v</mi>
            </mstyle>
            <mrow>
              <mo fence="true" stretchy="false">(</mo>
              <mrow>
                <mi>t</mi>
              </mrow>
              <mo fence="true" stretchy="false">)</mo>
            </mrow>
          </mrow>
          <mo>¯</mo>
        </mover>
      </mrow>
      <mn>.</mn>
    </mrow>
    <annotation encoding="StarMath 5.0">bold{ I}= overline {p(t) bold{v}(t) }. </annotation>
  </semantics>
</math>
</file>

<file path=Object 8/content.xml><?xml version="1.0" encoding="utf-8"?>
<math xmlns="http://www.w3.org/1998/Math/MathML" display="block">
  <semantics>
    <mrow>
      <mrow>
        <mstyle mathvariant="bold">
          <mi mathvariant="normal">θ</mi>
        </mstyle>
        <mo stretchy="false">=</mo>
        <mfrac>
          <mrow>
            <mi mathvariant="normal">ℑ</mi>
            <mi>m</mi>
            <mrow>
              <mo fence="true" stretchy="false">(</mo>
              <mrow>
                <mrow>
                  <mstyle mathvariant="bold">
                    <mi>v</mi>
                  </mstyle>
                  <mo stretchy="false">×</mo>
                  <mstyle mathvariant="bold">
                    <msup>
                      <mi>v</mi>
                      <mi>¤</mi>
                    </msup>
                  </mstyle>
                </mrow>
              </mrow>
              <mo fence="true" stretchy="false">)</mo>
            </mrow>
          </mrow>
          <mrow>
            <mo fence="true" stretchy="false">|</mo>
            <mrow>
              <mstyle mathvariant="bold">
                <mi>v</mi>
              </mstyle>
            </mrow>
            <mo fence="true" stretchy="false">|</mo>
          </mrow>
        </mfrac>
      </mrow>
      <mi>.</mi>
    </mrow>
    <annotation encoding="StarMath 5.0">bold{ %theta }= {Im m(bold{v}  times  bold{v} ^¤ )} over  lline bold{v} rline .</annotation>
  </semantics>
</math>
</file>

<file path=Object 9/content.xml><?xml version="1.0" encoding="utf-8"?>
<math xmlns="http://www.w3.org/1998/Math/MathML" display="block">
  <semantics>
    <mrow>
      <mrow>
        <mstyle mathvariant="bold">
          <mi>I</mi>
        </mstyle>
        <mo stretchy="false">=</mo>
        <mi>p</mi>
      </mrow>
      <mrow>
        <mo fence="true" stretchy="false">(</mo>
        <mrow>
          <mi>t</mi>
        </mrow>
        <mo fence="true" stretchy="false">)</mo>
      </mrow>
      <mstyle mathvariant="bold">
        <mi>v</mi>
      </mstyle>
      <mrow>
        <mo fence="true" stretchy="false">(</mo>
        <mrow>
          <mi>t</mi>
        </mrow>
        <mo fence="true" stretchy="false">)</mo>
      </mrow>
      <mi>.</mi>
    </mrow>
    <annotation encoding="StarMath 5.0">bold{I}=p( t)bold{v}(t).</annotation>
  </semantics>
</math>
</file>